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C000000A1FD3411119E78A44C.png" manifest:media-type="image/png"/>
  <manifest:file-entry manifest:full-path="Pictures/10000000000001C90000001C6A588032FA288E88.png" manifest:media-type="image/png"/>
  <manifest:file-entry manifest:full-path="Pictures/1000000000000272000000F4C1EC3AE5CF3CC9EF.png" manifest:media-type="image/png"/>
  <manifest:file-entry manifest:full-path="Pictures/10000000000001AB000000197C19E1272FDEA05E.png" manifest:media-type="image/png"/>
  <manifest:file-entry manifest:full-path="Pictures/10000000000003300000008B53EFC03B3A180DAB.png" manifest:media-type="image/png"/>
  <manifest:file-entry manifest:full-path="Pictures/100000000000016300000028D93928C99C60C0BD.png" manifest:media-type="image/png"/>
  <manifest:file-entry manifest:full-path="Pictures/10000000000002240000004404AAB6F53B882B89.png" manifest:media-type="image/png"/>
  <manifest:file-entry manifest:full-path="Pictures/10000000000002600000008336D9B7C8F4C345C5.png" manifest:media-type="image/png"/>
  <manifest:file-entry manifest:full-path="Pictures/10000000000002540000006B111424BDF0C55172.png" manifest:media-type="image/png"/>
  <manifest:file-entry manifest:full-path="Pictures/1000000000000186000000436D2AA07AA7828D4D.png" manifest:media-type="image/png"/>
  <manifest:file-entry manifest:full-path="Pictures/10000000000003E8000000CABDB9207706CE4EDA.png" manifest:media-type="image/png"/>
  <manifest:file-entry manifest:full-path="Pictures/1000000000000334000000884CDCE1F820499E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6af" officeooo:paragraph-rsid="000216af"/>
    </style:style>
    <style:style style:name="P2" style:family="paragraph" style:parent-style-name="Standard">
      <style:text-properties officeooo:rsid="00023063" officeooo:paragraph-rsid="00023063"/>
    </style:style>
    <style:style style:name="P3" style:family="paragraph" style:parent-style-name="Standard">
      <style:text-properties officeooo:rsid="00023063" officeooo:paragraph-rsid="00023063"/>
    </style:style>
    <style:style style:name="P4" style:family="paragraph" style:parent-style-name="Standard">
      <style:text-properties officeooo:rsid="0003cc02" officeooo:paragraph-rsid="0003cc02"/>
    </style:style>
    <style:style style:name="T1" style:family="text">
      <style:text-properties officeooo:rsid="000230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587cm" svg:y="0.85cm" svg:width="17cm" svg:height="2.817cm" draw:z-index="0"><draw:image xlink:href="Pictures/1000000000000334000000884CDCE1F820499E56.png" xlink:type="simple" xlink:show="embed" xlink:actuate="onLoad" draw:mime-type="image/png"/></draw:frame><text:span text:style-name="T1">1.</text:span>Configurar nombre y correo</text:p>
      <text:p text:style-name="P1"/>
      <text:p text:style-name="P2">2.</text:p>
      <text:p text:style-name="P2"><draw:frame draw:style-name="fr1" draw:name="Imagen2" text:anchor-type="char" svg:x="2.701cm" svg:y="0.09cm" svg:width="10.317cm" svg:height="1.773cm" draw:z-index="1"><draw:image xlink:href="Pictures/1000000000000186000000436D2AA07AA7828D4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3.</text:p>
      <text:p text:style-name="P2"><draw:frame draw:style-name="fr1" draw:name="Imagen3" text:anchor-type="char" svg:x="0.933cm" svg:y="0.055cm" svg:width="10.111cm" svg:height="2.178cm" draw:z-index="2"><draw:image xlink:href="Pictures/10000000000002600000008336D9B7C8F4C345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4.</text:p>
      <text:p text:style-name="P2"><draw:frame draw:style-name="fr1" draw:name="Imagen4" text:anchor-type="char" svg:x="3.672cm" svg:y="0.143cm" svg:width="9.391cm" svg:height="1.058cm" draw:z-index="3"><draw:image xlink:href="Pictures/100000000000016300000028D93928C99C60C0BD.png" xlink:type="simple" xlink:show="embed" xlink:actuate="onLoad" draw:mime-type="image/png"/></draw:frame></text:p>
      <text:p text:style-name="P2"/>
      <text:p text:style-name="P2"/>
      <text:p text:style-name="P4">5.<draw:frame draw:style-name="fr1" draw:name="Imagen5" text:anchor-type="char" svg:x="0.889cm" svg:y="0.737cm" svg:width="17cm" svg:height="2.896cm" draw:z-index="4"><draw:image xlink:href="Pictures/10000000000003300000008B53EFC03B3A180DAB.png" xlink:type="simple" xlink:show="embed" xlink:actuate="onLoad" draw:mime-type="image/png"/></draw:frame></text:p>
      <text:p text:style-name="P4"/>
      <text:p text:style-name="P4">6.</text:p>
      <text:p text:style-name="P4"><draw:frame draw:style-name="fr2" draw:name="Imagen6" text:anchor-type="char" svg:width="11.296cm" svg:height="0.661cm" draw:z-index="5"><draw:image xlink:href="Pictures/10000000000001AB000000197C19E1272FDEA05E.png" xlink:type="simple" xlink:show="embed" xlink:actuate="onLoad" draw:mime-type="image/png"/></draw:frame></text:p>
      <text:p text:style-name="P4"/>
      <text:p text:style-name="P4"/>
      <text:p text:style-name="P4">7<draw:frame draw:style-name="fr1" draw:name="Imagen7" text:anchor-type="char" svg:x="0.245cm" svg:y="0.991cm" svg:width="17cm" svg:height="3.433cm" draw:z-index="6"><draw:image xlink:href="Pictures/10000000000003E8000000CABDB9207706CE4EDA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.<draw:frame draw:style-name="fr1" draw:name="Imagen8" text:anchor-type="char" svg:x="2.455cm" svg:y="0.222cm" svg:width="12.09cm" svg:height="0.741cm" draw:z-index="7"><draw:image xlink:href="Pictures/10000000000001C90000001C6A588032FA288E88.png" xlink:type="simple" xlink:show="embed" xlink:actuate="onLoad" draw:mime-type="image/png"/></draw:frame></text:p>
      <text:p text:style-name="P4"/>
      <text:p text:style-name="P4"/>
      <text:p text:style-name="P4">9.</text:p>
      <text:p text:style-name="P4"><draw:frame draw:style-name="fr1" draw:name="Imagen9" text:anchor-type="char" svg:x="0cm" svg:y="0.09cm" svg:width="17cm" svg:height="4.198cm" draw:z-index="8"><draw:image xlink:href="Pictures/100000000000028C000000A1FD3411119E78A44C.png" xlink:type="simple" xlink:show="embed" xlink:actuate="onLoad" draw:mime-type="image/png"/></draw:frame></text:p>
      <text:p text:style-name="P4">10.</text:p>
      <text:p text:style-name="P4"><draw:frame draw:style-name="fr1" draw:name="Imagen10" text:anchor-type="char" svg:x="0.22cm" svg:y="0.028cm" svg:width="16.559cm" svg:height="6.456cm" draw:z-index="9"><draw:image xlink:href="Pictures/1000000000000272000000F4C1EC3AE5CF3CC9EF.png" xlink:type="simple" xlink:show="embed" xlink:actuate="onLoad" draw:mime-type="image/png"/></draw:frame></text:p>
      <text:p text:style-name="P4"/>
      <text:p text:style-name="P4">11.</text:p>
      <text:p text:style-name="P4"><draw:frame draw:style-name="fr1" draw:name="Imagen11" text:anchor-type="char" svg:x="1.042cm" svg:y="0.034cm" svg:width="14.497cm" svg:height="1.797cm" draw:z-index="10"><draw:image xlink:href="Pictures/10000000000002240000004404AAB6F53B882B89.png" xlink:type="simple" xlink:show="embed" xlink:actuate="onLoad" draw:mime-type="image/png"/></draw:frame></text:p>
      <text:p text:style-name="P4">12.</text:p>
      <text:p text:style-name="P4"><draw:frame draw:style-name="fr1" draw:name="Imagen12" text:anchor-type="char" svg:x="0.446cm" svg:y="0.326cm" svg:width="15.767cm" svg:height="2.829cm" draw:z-index="11"><draw:image xlink:href="Pictures/10000000000002540000006B111424BDF0C55172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0:36:20.041064487</meta:creation-date>
    <dc:date>2025-11-24T09:34:05.711380510</dc:date>
    <meta:editing-duration>PT16M3S</meta:editing-duration>
    <meta:editing-cycles>4</meta:editing-cycles>
    <meta:generator>LibreOffice/7.4.7.2$Linux_X86_64 LibreOffice_project/40$Build-2</meta:generator>
    <meta:document-statistic meta:table-count="0" meta:image-count="12" meta:object-count="0" meta:page-count="2" meta:paragraph-count="12" meta:word-count="15" meta:character-count="53" meta:non-whitespace-character-count="50"/>
  </office:meta>
</office:document-meta>
</file>